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3db" officeooo:paragraph-rsid="0013c3db"/>
    </style:style>
    <style:style style:name="P2" style:family="paragraph" style:parent-style-name="Standard">
      <style:text-properties fo:font-weight="bold" officeooo:rsid="0013c3db" officeooo:paragraph-rsid="0013c3db" style:font-weight-asian="bold" style:font-weight-complex="bold"/>
    </style:style>
    <style:style style:name="P3" style:family="paragraph" style:parent-style-name="Standard">
      <style:text-properties fo:font-size="9pt" fo:font-weight="normal" officeooo:rsid="0013c3db" officeooo:paragraph-rsid="0013c3db" style:font-size-asian="7.84999990463257pt" style:font-weight-asian="normal" style:font-size-complex="9pt" style:font-weight-complex="normal"/>
    </style:style>
    <style:style style:name="P4" style:family="paragraph" style:parent-style-name="Standard">
      <style:text-properties fo:font-size="9pt" fo:font-weight="normal" officeooo:rsid="0013c3db" officeooo:paragraph-rsid="0014f425" style:font-size-asian="7.84999990463257pt" style:font-weight-asian="normal" style:font-size-complex="9pt" style:font-weight-complex="normal"/>
    </style:style>
    <style:style style:name="P5" style:family="paragraph" style:parent-style-name="Standard">
      <style:text-properties fo:font-size="9pt" fo:font-weight="normal" officeooo:rsid="0014f425" officeooo:paragraph-rsid="0014f425" style:font-size-asian="7.84999990463257pt" style:font-weight-asian="normal" style:font-size-complex="9pt" style:font-weight-complex="normal"/>
    </style:style>
    <style:style style:name="P6" style:family="paragraph" style:parent-style-name="Standard">
      <style:text-properties fo:font-size="9pt" fo:font-weight="normal" officeooo:rsid="0015dd84" officeooo:paragraph-rsid="0015dd84" style:font-size-asian="7.84999990463257pt" style:font-weight-asian="normal" style:font-size-complex="9pt" style:font-weight-complex="normal"/>
    </style:style>
    <style:style style:name="P7" style:family="paragraph" style:parent-style-name="Standard">
      <style:text-properties fo:font-size="10pt" fo:font-weight="bold" officeooo:rsid="0013c3db" officeooo:paragraph-rsid="0013c3db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normal" officeooo:rsid="0013c3db" officeooo:paragraph-rsid="0013c3db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14f425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eptatietest</text:p>
      <text:p text:style-name="P1"/>
      <text:p text:style-name="P2">1:</text:p>
      <text:p text:style-name="P7">Beschrijving</text:p>
      <text:p text:style-name="P8"><text:line-break/>Ik doe een emoji in het klachtenformulier</text:p>
      <text:p text:style-name="P8"/>
      <text:p text:style-name="P8"><text:span text:style-name="T1">Verwacht resultaat:</text:span><text:line-break/><text:line-break/>Ik verwacht dat een emoji net zoals in het vorige project gewoon in de database wordt opgeslagen en weergegeven in het dashboard.</text:p>
      <text:p text:style-name="P8"/>
      <text:p text:style-name="P4"><text:span text:style-name="T3">Daadwerkelijk resultaat:</text:span></text:p>
      <text:p text:style-name="P6"><text:span text:style-name="T2">Ik krijg een laravel foutmelding dat de klacht te lang is. Toen ik deze korter maakte was het resultaat zoals verwacht</text:span></text:p>
      <text:p text:style-name="P6"><text:span text:style-name="T2"/></text:p>
      <text:p text:style-name="P6"><text:span text:style-name="T3">Prioriteit:</text:span><text:span text:style-name="T2"><text:line-break/>1</text:span></text:p>
      <text:p text:style-name="P4"><text:span text:style-name="T3"/></text:p>
      <text:p text:style-name="P4"><text:span text:style-name="T3"/></text:p>
      <text:p text:style-name="P4"><text:span text:style-name="T4">2: </text:span></text:p>
      <text:p text:style-name="P5"><text:span text:style-name="T3">Beschrijving:</text:span></text:p>
      <text:p text:style-name="P5"><text:span text:style-name="T2">Ik vul een straatnaam in die zich niet in Rotterdam bevind</text:span><text:span text:style-name="T3"><text:line-break/><text:line-break/>Verwacht resultaat:<text:line-break/></text:span></text:p>
      <text:p text:style-name="P5"><text:span text:style-name="T2">Als ik de Kalverstraat invoer, gebeurd er niks</text:span></text:p>
      <text:p text:style-name="P5"><text:span text:style-name="T3"><text:line-break/>Daadwerkelijk resultaat:</text:span></text:p>
      <text:p text:style-name="P5"><text:span text:style-name="T3"/></text:p>
      <text:p text:style-name="P6"><text:span text:style-name="T3">Prioriteit:</text:span></text:p>
      <text:p text:style-name="P6"><text:span text:style-name="T2">2</text:span></text:p>
      <text:p text:style-name="P6"><text:span text:style-name="T2"/></text:p>
      <text:p text:style-name="P6"><text:span text:style-name="T2"/></text:p>
      <text:p text:style-name="P5"><text:span text:style-name="T3"/></text:p>
      <text:p text:style-name="P4"><text:line-break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10:31:17.130417212</meta:creation-date>
    <dc:date>2025-11-13T11:01:31.389531812</dc:date>
    <meta:editing-duration>PT8M4S</meta:editing-duration>
    <meta:editing-cycles>1</meta:editing-cycles>
    <meta:document-statistic meta:table-count="0" meta:image-count="0" meta:object-count="0" meta:page-count="1" meta:paragraph-count="16" meta:word-count="86" meta:character-count="555" meta:non-whitespace-character-count="477"/>
    <meta:generator>LibreOffice/24.2.7.2$Linux_X86_64 LibreOffice_project/420$Build-2</meta:generator>
  </office:meta>
</office:document-meta>
</file>